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b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b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b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b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b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b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Bb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b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b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Bb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Bb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Bb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Bb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Bb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Bb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Bb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Bb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Bb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b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Bb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Bb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Bb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Bb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Bb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Bb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Bb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Bb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Bb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Bb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Bb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Bb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Bb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Bb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Bb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Bb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3</text:p>
          </table:table-cell>
        </table:table-row>
      </table:table>
      <table:named-expressions/>
      <table:database-ranges>
        <table:database-range table:name="__Anonymous_Sheet_DB__0" table:target-range-address="Sheet1.A1:Sheet1.B9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01:32:46.526731011</meta:creation-date>
    <dc:date>2024-05-16T02:38:18.702493522</dc:date>
    <meta:editing-duration>PT10M11S</meta:editing-duration>
    <meta:editing-cycles>3</meta:editing-cycles>
    <meta:generator>LibreOffice/7.3.7.2$Linux_X86_64 LibreOffice_project/30$Build-2</meta:generator>
    <meta:document-statistic meta:table-count="1" meta:cell-count="182" meta:object-count="0"/>
  </office:meta>
</office:document-meta>
</file>